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5543in"/>
    </style:style>
    <style:style style:name="co3" style:family="table-column">
      <style:table-column-properties fo:break-before="auto" style:column-width="0.3299in"/>
    </style:style>
    <style:style style:name="co4" style:family="table-column">
      <style:table-column-properties fo:break-before="auto" style:column-width="3.2193in"/>
    </style:style>
    <style:style style:name="co5" style:family="table-column">
      <style:table-column-properties fo:break-before="auto" style:column-width="1.9846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IPIP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PIP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instrument</text:p>
          </table:table-cell>
          <table:table-cell table:style-name="ce3" office:value-type="string" calcext:value-type="string">
            <text:p>alpha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lab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o straight for the goal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lunge into tasks with all my heart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emand quality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t high standards for myself and others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urn plans into actions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 more than what's expected of me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ork hard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just enough work to get by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highly motivated to succeed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ut little time and effort into my work.</text:p>
          </table:table-cell>
          <table:table-cell table:style-name="ce2" office:value-type="string" calcext:value-type="string">
            <text:p>Achievement-Striv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lways on the go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lways busy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eact quickly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 manage many things at the same time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 a lot in my spare time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eact slowly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ike to take my time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ike a leisurely lifestyle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ike to take it easy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et things proceed at their own pace.</text:p>
          </table:table-cell>
          <table:table-cell table:style-name="ce2" office:value-type="string" calcext:value-type="string">
            <text:p>Activity-Leve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to visit new place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Interested in many thing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refer variety to routine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to begin new thing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like the idea of change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refer to stick with things that I know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islike change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a creature of habit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attached to conventional way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islike new foods.</text:p>
          </table:table-cell>
          <table:table-cell table:style-name="ce2" office:value-type="string" calcext:value-type="string">
            <text:p>Adventur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flowers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music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e beauty in things that others might not notice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in the importance of art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the beauty of nature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like poetry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enjoy watching dance performances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enjoy going to art museums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like art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like concerts.</text:p>
          </table:table-cell>
          <table:table-cell table:style-name="ce2" office:value-type="string" calcext:value-type="string">
            <text:p>Aesthetic Appreciation/Artistic Interest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nticipate the needs of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to help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good word for everyone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ke people feel welcome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concerned about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indifferent to the feelings of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urn my back on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ake people feel uncomfortable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ook down on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ake no time for others.</text:p>
          </table:table-cell>
          <table:table-cell table:style-name="ce2" office:value-type="string" calcext:value-type="string">
            <text:p>Altru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irritated easily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often in a bad mood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angry easily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se my temper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upset easily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annoyed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get irritated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get mad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eep my cool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complain.</text:p>
          </table:table-cell>
          <table:table-cell table:style-name="ce2" office:value-type="string" calcext:value-type="string">
            <text:p>Anger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fraid of many thing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stressed out easily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caught up in my problem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orry about thing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ar for the worst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dapt easily to new situation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relaxed most of the time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disturbed by event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bothered by things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worry about things that have already happened.</text:p>
          </table:table-cell>
          <table:table-cell table:style-name="ce2" office:value-type="string" calcext:value-type="string">
            <text:p>Anxie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ake charge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 talk others into doing things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y to lead others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ake control of things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ek to influence others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old back my opinions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eep in the background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little to say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like to draw attention to myself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4" calcext:value-type="float">
            <text:p>0.84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ait for others to lead the way.</text:p>
          </table:table-cell>
          <table:table-cell table:style-name="ce2" office:value-type="string" calcext:value-type="string">
            <text:p>Assertiv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ick to my chosen path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void mistakes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hoose my words with care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ake rash decisions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ct without thinking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Jump into things without thinking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ush into things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ike to act on a whim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Often make last-minute plans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6" calcext:value-type="float">
            <text:p>0.7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crazy things.</text:p>
          </table:table-cell>
          <table:table-cell table:style-name="ce2" office:value-type="string" calcext:value-type="string">
            <text:p>Cau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use my friends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ok at the bright side of life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life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augh aloud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press childlike joy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adiate joy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augh my way through life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lot of fun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joke around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amused.</text:p>
          </table:table-cell>
          <table:table-cell table:style-name="ce2" office:value-type="string" calcext:value-type="string">
            <text:p>Cheer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easy to satisfy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't stand confrontations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te to seem pushy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Insult people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Yell at people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old a grudge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ove a good fight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ontradict others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a sharp tongue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3" calcext:value-type="float">
            <text:p>0.7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Get back at others.</text:p>
          </table:table-cell>
          <table:table-cell table:style-name="ce2" office:value-type="string" calcext:value-type="string">
            <text:p>Coop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that my life lacks direction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often down in the dumps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frequent mood swings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islike myself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ften feel blue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low opinion of myself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desperate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feel blue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Feel comfortable with myself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8" calcext:value-type="float">
            <text:p>0.8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very pleased with myself.</text:p>
          </table:table-cell>
          <table:table-cell table:style-name="ce2" office:value-type="string" calcext:value-type="string">
            <text:p>Depres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eep my promise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ell the truth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ay my bills on time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sten to my conscience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y to follow the rule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reak rule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isrepresent the fact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reak my promise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the opposite of what is asked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1" calcext:value-type="float">
            <text:p>0.7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Get others to do my duties.</text:p>
          </table:table-cell>
          <table:table-cell table:style-name="ce2" office:value-type="string" calcext:value-type="string">
            <text:p>Dutiful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perience my emotions intensely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others' emotions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y to understand myself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passionate about causes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examining myself and my life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get emotional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Experience very few emotional highs and lows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affected by my emotions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understand people who get emotional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1" calcext:value-type="float">
            <text:p>0.8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notice my emotional reactions.</text:p>
          </table:table-cell>
          <table:table-cell table:style-name="ce2" office:value-type="string" calcext:value-type="string">
            <text:p>Emotion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excitement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being part of a loud crowd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ek danger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ct wild and crazy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illing to try anything once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ek adventure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action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being reckless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islike loud music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ould never go hang gliding or bungee jumping.</text:p>
          </table:table-cell>
          <table:table-cell table:style-name="ce2" office:value-type="string" calcext:value-type="string">
            <text:p>Excitement-Seeking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ke friends easily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ct comfortably with others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comfortable around people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heer people up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arm up quickly to others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eep others at a distance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Often feel uncomfortable around others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contacts with others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really interested in others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7" calcext:value-type="float">
            <text:p>0.8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hard to get to know.</text:p>
          </table:table-cell>
          <table:table-cell table:style-name="ce2" office:value-type="string" calcext:value-type="string">
            <text:p>Friend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being part of a group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Involve others in what I am doing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surprise parties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alk to a lot of different people at parties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large parties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refer to be alone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ek quiet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like crowded events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crowds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9" calcext:value-type="float">
            <text:p>0.7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ant to be left alone.</text:p>
          </table:table-cell>
          <table:table-cell table:style-name="ce2" office:value-type="string" calcext:value-type="string">
            <text:p>Gregar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to get lost in thought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wild flights of fantasy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to daydream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Indulge in my fantasies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vivid imagination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pend time reflecting on things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daydream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difficulty imagining things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get lost in thought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3" calcext:value-type="float">
            <text:p>0.83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have a good imagination.</text:p>
          </table:table-cell>
          <table:table-cell table:style-name="ce2" office:value-type="string" calcext:value-type="string">
            <text:p>Imagin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to eat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ften eat too much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n't know why I do some of the things I do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 things I later regret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o on binges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overindulge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able to control my cravings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Never splurge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Never spend more than I can afford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Easily resist temptations.</text:p>
          </table:table-cell>
          <table:table-cell table:style-name="ce2" office:value-type="string" calcext:value-type="string">
            <text:p>Immoderat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 handle a lot of information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thinking about thing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rich vocabulary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to solve complex problem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to read challenging material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interested in theoretical discussion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difficulty understanding abstract idea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difficult reading material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interested in abstract idea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philosophical discussions.</text:p>
          </table:table-cell>
          <table:table-cell table:style-name="ce2" office:value-type="string" calcext:value-type="string">
            <text:p>Intellec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that there is no absolute right or wrong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end to vote for liberal political candidates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that criminals should receive help rather than punishment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laws should be strictly enforced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we coddle criminals too much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end to vote for conservative political candidates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too much tax money goes to support artists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we should be tough on crime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ike to stand during the national anthem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6" calcext:value-type="float">
            <text:p>0.86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in one true religion.</text:p>
          </table:table-cell>
          <table:table-cell table:style-name="ce2" office:value-type="string" calcext:value-type="string">
            <text:p>Liberal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islike being the center of attention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islike talking about myself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eldom toot my own horn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onsider myself an average person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I am better than others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hink highly of myself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oast about my virtues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a high opinion of myself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now the answers to many questions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7" calcext:value-type="float">
            <text:p>0.77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ake myself the center of attention.</text:p>
          </table:table-cell>
          <table:table-cell table:style-name="ce2" office:value-type="string" calcext:value-type="string">
            <text:p>Modesty/Hum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ould never cheat on my taxe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ick to the rule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ake advantage of other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Use flattery to get ahead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now how to get around the rule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ut people under pressure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Obstruct others' plan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Use others for my own end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heat to get ahead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retend to be concerned for others.</text:p>
          </table:table-cell>
          <table:table-cell table:style-name="ce2" office:value-type="string" calcext:value-type="string">
            <text:p>Mora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order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 things according to a plan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ant everything to be just right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ove order and regularity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Like to tidy up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Often forget to put things back in their proper place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eave a mess in my room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bothered by messy people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bothered by disorder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eave my belongings around.</text:p>
          </table:table-cell>
          <table:table-cell table:style-name="ce2" office:value-type="string" calcext:value-type="string">
            <text:p>Orderli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ind it difficult to approach others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easily intimidated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nly feel comfortable with friends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umble over my words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fraid to draw attention to myself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fraid that I will do the wrong thing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mbarrassed easily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able to stand up for myself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comfortable in unfamiliar situations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" calcext:value-type="float">
            <text:p>0.8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bothered by difficult social situations.</text:p>
          </table:table-cell>
          <table:table-cell table:style-name="ce2" office:value-type="string" calcext:value-type="string">
            <text:p>Self-consc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chores done right away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lways prepared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to work at once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rry out my plans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art tasks right away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Find it difficult to get down to work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Need a push to get started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difficulty starting tasks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Postpone decisions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aste my time.</text:p>
          </table:table-cell>
          <table:table-cell table:style-name="ce2" office:value-type="string" calcext:value-type="string">
            <text:p>Self-Disciplin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cel in what I do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ome up with good solutions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now how to get things done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omplete tasks successfully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ndle tasks smoothly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sure of my ground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isjudge situations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understand things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see the consequences of things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8" calcext:value-type="float">
            <text:p>0.78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little to contribute.</text:p>
          </table:table-cell>
          <table:table-cell table:style-name="ce2" office:value-type="string" calcext:value-type="string">
            <text:p>Self-Efficac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sympathy for those who are worse off than myself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Value cooperation over competition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ympathize with the homeless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uffer from others' sorrows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people should fend for themselves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ry not to think about the needy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end to dislike soft-hearted people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in an eye for an eye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an't stand weak people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75" calcext:value-type="float">
            <text:p>0.7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interested in other people's problems.</text:p>
          </table:table-cell>
          <table:table-cell table:style-name="ce2" office:value-type="string" calcext:value-type="string">
            <text:p>Sympath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that people are basically moral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that others have good intentions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ust others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in human goodness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hink that all will be well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ust what people say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people are essentially evil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istrust people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uspect hidden motives in others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wary of others.</text:p>
          </table:table-cell>
          <table:table-cell table:style-name="ce2" office:value-type="string" calcext:value-type="string">
            <text:p>Tru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anic easily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overwhelmed by emotion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that I'm unable to deal with thing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't make up my mind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come overwhelmed by event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emain calm under pressure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calm even in tense situation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an handle complex problem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eadily overcome setbacks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</text:p>
          </table:table-cell>
          <table:table-cell table:style-name="ce4" office:value-type="float" office:value="0.82" calcext:value-type="float">
            <text:p>0.82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now how to cope.</text:p>
          </table:table-cell>
          <table:table-cell table:style-name="ce2" office:value-type="string" calcext:value-type="string">
            <text:p>Vulnerability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good word for everyon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that others have good intention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espect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ccept people as they ar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ke people feel at eas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concerned about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ust what people say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ympathize with others' feeling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easy to satisfy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reat all people equally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a sharp tongu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ut others to piece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uspect hidden motives in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Get back at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Insult peopl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I am better than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Contradict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ake demands on others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old a grudge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5" calcext:value-type="float">
            <text:p>0.85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out for my own personal gain.</text:p>
          </table:table-cell>
          <table:table-cell table:style-name="ce2" office:value-type="string" calcext:value-type="string">
            <text:p>Agreeable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always prepared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ay attention to details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chores done right away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rry out my plans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ke plans and stick to them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omplete tasks successfully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 things according to a plan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exacting in my work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inish what I start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ollow through with my plans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aste my time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Find it difficult to get down to work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just enough work to get by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see things through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hirk my duties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ess things up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Leave things unfinished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put my mind on the task at hand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Make a mess of things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" calcext:value-type="float">
            <text:p>0.90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Need a push to get started.</text:p>
          </table:table-cell>
          <table:table-cell table:style-name="ce2" office:value-type="string" calcext:value-type="string">
            <text:p>Conscientiousnes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comfortable around people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ake friends easily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skilled in handling social situation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the life of the party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now how to captivate people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tart conversation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arm up quickly to other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alk to a lot of different people at partie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on't mind being the center of attention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heer people up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little to say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eep in the background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Would describe my experiences as somewhat dull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like to draw attention to myself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n't talk a lot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contacts with other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hard to get to know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etreat from other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Find it difficult to approach others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Keep others at a distance.</text:p>
          </table:table-cell>
          <table:table-cell table:style-name="ce2" office:value-type="string" calcext:value-type="string">
            <text:p>Extraversion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ften feel blue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islike myself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often down in the dumps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frequent mood swings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anic easily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m filled with doubts about things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el threatened easily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stressed out easily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Fear for the worst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orry about things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feel blue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Feel comfortable with myself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get irritated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bothered by things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very pleased with myself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relaxed most of the time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Seldom get mad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easily frustrated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emain calm under pressure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91" calcext:value-type="float">
            <text:p>0.91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lose my composure.</text:p>
          </table:table-cell>
          <table:table-cell table:style-name="ce2" office:value-type="string" calcext:value-type="string">
            <text:p>Neuroticism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Believe in the importance of art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vivid imagination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end to vote for liberal political candidate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rry the conversation to a higher level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hearing new idea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thinking about thing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Can say things beautifully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njoy wild flights of fantasy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Get excited by new idea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ave a rich vocabulary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interested in abstract idea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like art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void philosophical discussion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enjoy going to art museum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Tend to vote for conservative political candidate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Do not like poetry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Rarely look for a deeper meaning in thing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Believe that too much tax money goes to support artist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Am not interested in theoretical discussion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NEO5-20</text:p>
          </table:table-cell>
          <table:table-cell table:style-name="ce4" office:value-type="float" office:value="0.89" calcext:value-type="float">
            <text:p>0.89</text:p>
          </table:table-cell>
          <table:table-cell table:style-name="ce7" office:value-type="float" office:value="-1" calcext:value-type="float">
            <text:p>-1</text:p>
          </table:table-cell>
          <table:table-cell table:style-name="ce2" office:value-type="string" calcext:value-type="string">
            <text:p>Have difficulty understanding abstract ideas.</text:p>
          </table:table-cell>
          <table:table-cell table:style-name="ce2" office:value-type="string" calcext:value-type="string">
            <text:p>Openness To Experience</text:p>
          </table:table-cell>
          <table:table-cell table:number-columns-repeated="59"/>
        </table:table-row>
        <table:table-row table:style-name="ro1" table:number-rows-repeated="1043899">
          <table:table-cell table:number-columns-repeated="64"/>
        </table:table-row>
        <table:table-row table:style-name="ro3" table:number-rows-repeated="42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4:36:21.177760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PIPdata" style:display-name="PageStyle_IPIP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3T14:41:19.382858315</dc:date>
    <meta:generator>LibreOffice/6.4.3.2$Linux_X86_64 LibreOffice_project/40$Build-2</meta:generator>
    <meta:editing-duration>PT4M58S</meta:editing-duration>
    <meta:editing-cycles>1</meta:editing-cycles>
    <meta:document-statistic meta:table-count="1" meta:cell-count="20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